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80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2"/>
          <table:table-cell office:value-type="string" calcext:value-type="string">
            <text:p>19s (locations)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string" calcext:value-type="string">
            <text:p>182s (rewards)</text:p>
          </table:table-cell>
          <table:table-cell table:number-columns-repeated="16371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wards" table:style-name="ta2">
        <table:table-column table:style-name="co1" table:number-columns-repeated="16384" table:default-cell-style-name="Default"/>
        <table:table-row table:style-name="ro2">
          <table:table-cell table:number-columns-repeated="4"/>
          <table:table-cell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wards" style:display-name="PageStyle_Rewa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22T14:42:32</dc:date>
    <meta:editing-duration>PT1H12M57S</meta:editing-duration>
    <meta:editing-cycles>3</meta:editing-cycles>
    <meta:generator>LibreOffice/24.2.2.2$Windows_X86_64 LibreOffice_project/d56cc158d8a96260b836f100ef4b4ef25d6f1a01</meta:generator>
    <meta:document-statistic meta:table-count="2" meta:cell-count="4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616cm" svg:y="0.332cm" chart:style-name="ch2">
          <text:p>Get Location: Time / Users</text:p>
        </chart:title>
        <chart:legend chart:legend-position="end" svg:x="11.859cm" svg:y="4.36cm" style:legend-expansion="high" chart:style-name="ch3"/>
        <chart:plot-area chart:style-name="ch4" table:cell-range-address="Locations.B2:Locations.D8" chart:data-source-has-labels="both" svg:x="1.377cm" svg:y="1.651cm" svg:width="10.165cm" svg:height="7.969cm">
          <chart:coordinate-region svg:x="2.351cm" svg:y="1.85cm" svg:width="9.191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">
                <text:p>0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603cm" svg:y="0.332cm" chart:style-name="ch2">
          <text:p>Get Rewards: Time / Users</text:p>
        </chart:title>
        <chart:legend chart:legend-position="end" svg:x="11.859cm" svg:y="4.36cm" style:legend-expansion="high" chart:style-name="ch3"/>
        <chart:plot-area chart:style-name="ch4" table:cell-range-address="Rewards.B2:Rewards.D6" chart:data-source-has-labels="both" svg:x="1.377cm" svg:y="1.651cm" svg:width="10.165cm" svg:height="7.969cm">
          <chart:coordinate-region svg:x="2.563cm" svg:y="1.85cm" svg:width="8.979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0">
                <text:p>0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